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5.4402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pp10a3v1.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/6.3V</text:p>
          </table:table-cell>
          <table:table-cell office:value-type="string" calcext:value-type="string">
            <text:p>Capacitor_THT:CP_Radial_D6.3mm_P2.50m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, C6, C7, 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33x1.80mm_HandSol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Connector_Phoenix_MC:PhoenixContact_MCV_1,5_6-G-3.5_1x06_P3.50mm_Vertic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Connector_Phoenix_MC:PhoenixContact_MCV_1,5_2-G-3.5_1x02_P3.50mm_Vertic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26</text:p>
          </table:table-cell>
          <table:table-cell office:value-type="string" calcext:value-type="string">
            <text:p>Connector_IDC:IDC-Header_2x13_P2.54mm_Vertica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N1, R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x 10k</text:p>
          </table:table-cell>
          <table:table-cell office:value-type="string" calcext:value-type="string">
            <text:p>Resistor_THT:R_Array_SIP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N2, R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x 4k7</text:p>
          </table:table-cell>
          <table:table-cell office:value-type="string" calcext:value-type="string">
            <text:p>Resistor_THT:R_Array_SIP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ackage_SO:SOP-16_3.9x9.9mm_P1.27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, U4, U5</text:p>
          </table:table-cell>
          <table:table-cell office:value-type="float" office:value="3" calcext:value-type="float">
            <text:p>3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Package_DIP:CERDIP-14_W7.62mm_SideBraz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2T12:04:46.360546183</dc:date>
    <meta:editing-duration>PT1M27S</meta:editing-duration>
    <meta:editing-cycles>1</meta:editing-cycles>
    <meta:document-statistic meta:table-count="1" meta:cell-count="61" meta:object-count="0"/>
    <meta:generator>LibreOffice/24.2.7.2$Linux_X86_64 LibreOffice_project/420$Build-2</meta:generator>
  </office:meta>
</office:document-meta>
</file>